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3000002016336F68A516BAD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282cm" svg:height="13.572cm" svg:x="4.832cm" svg:y="1.016cm">
          <draw:image xlink:href="Pictures/10000201000002B3000002016336F68A516BAD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0:00:28.938788404</meta:creation-date>
    <dc:date>2021-07-22T10:02:03.977776130</dc:date>
    <meta:editing-duration>PT1M35S</meta:editing-duration>
    <meta:editing-cycles>1</meta:editing-cycles>
    <meta:document-statistic meta:object-count="24"/>
    <meta:generator>LibreOffice/6.4.7.2$Linux_X86_64 LibreOffice_project/40$Build-2</meta:generator>
  </office:meta>
</office:document-meta>
</file>